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P2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P5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P6" style:family="paragraph" style:parent-style-name="Standard">
      <style:text-properties officeooo:paragraph-rsid="000294e6"/>
    </style:style>
    <style:style style:name="P7" style:family="paragraph" style:parent-style-name="Standard">
      <style:text-properties style:font-name="Ubuntu1" officeooo:rsid="000294e6" officeooo:paragraph-rsid="000294e6"/>
    </style:style>
    <style:style style:name="P8" style:family="paragraph" style:parent-style-name="Standard">
      <style:text-properties style:font-name="Ubuntu1" officeooo:rsid="001db2b9" officeooo:paragraph-rsid="001db2b9" fo:background-color="transparent"/>
    </style:style>
    <style:style style:name="P9" style:family="paragraph" style:parent-style-name="Standard">
      <style:text-properties style:font-name="Ubuntu1" officeooo:rsid="001db2b9" officeooo:paragraph-rsid="00074032" fo:background-color="transparent"/>
    </style:style>
    <style:style style:name="P10" style:family="paragraph" style:parent-style-name="Standard">
      <style:text-properties style:font-name="Ubuntu1" officeooo:rsid="001db2b9" officeooo:paragraph-rsid="001ea58b" fo:background-color="transparent"/>
    </style:style>
    <style:style style:name="P11" style:family="paragraph" style:parent-style-name="Standard">
      <style:text-properties style:font-name="Ubuntu1" officeooo:rsid="000294e6" officeooo:paragraph-rsid="000294e6"/>
    </style:style>
    <style:style style:name="P12" style:family="paragraph" style:parent-style-name="Standard">
      <style:text-properties style:font-name="Ubuntu1" officeooo:rsid="001fdce1" officeooo:paragraph-rsid="001fdce1"/>
    </style:style>
    <style:style style:name="P13" style:family="paragraph">
      <loext:graphic-properties draw:fill="solid" draw:fill-color="#ffffa6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a6"/>
      <style:paragraph-properties fo:text-align="center"/>
      <style:text-properties style:font-name="Ubuntu1"/>
    </style:style>
    <style:style style:name="P16" style:family="paragraph">
      <loext:graphic-properties draw:fill="solid" draw:fill-color="#d4ea6b"/>
    </style:style>
    <style:style style:name="P17" style:family="paragraph">
      <loext:graphic-properties draw:fill="solid" draw:fill-color="#d4ea6b"/>
      <style:paragraph-properties fo:text-align="center"/>
      <style:text-properties style:font-name="Ubuntu1"/>
    </style:style>
    <style:style style:name="T1" style:family="text">
      <style:text-properties officeooo:rsid="000294e6"/>
    </style:style>
    <style:style style:name="T2" style:family="text">
      <style:text-properties style:font-name="Ubuntu" fo:font-size="18pt" style:font-name-asian="Arial" style:font-size-asian="18pt" style:font-name-complex="Arial" style:font-size-complex="18pt"/>
    </style:style>
    <style:style style:name="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1" officeooo:rsid="001db2b9" fo:background-color="#eeeeee" loext:char-shading-value="0"/>
    </style:style>
    <style:style style:name="T6" style:family="text">
      <style:text-properties fo:background-color="#eeeeee" loext:char-shading-value="0"/>
    </style:style>
    <style:style style:name="T7" style:family="text">
      <style:text-properties officeooo:rsid="0020a934" fo:background-color="#eeeeee" loext:char-shading-value="0"/>
    </style:style>
    <style:style style:name="T8" style:family="text">
      <style:text-properties officeooo:rsid="0020a934" fo:background-color="#eeeeee" loext:char-shading-value="0"/>
    </style:style>
    <style:style style:name="T9" style:family="text">
      <style:text-properties officeooo:rsid="001db2b9"/>
    </style:style>
    <style:style style:name="T10" style:family="text">
      <style:text-properties officeooo:rsid="0020a934"/>
    </style:style>
    <style:style style:name="T11" style:family="text">
      <style:text-properties style:font-name="Ubuntu1"/>
    </style:style>
    <style:style style:name="T12" style:family="text">
      <style:text-properties style:font-name="Ubuntu1" style:text-underline-style="none"/>
    </style:style>
    <style:style style:name="gr1" style:family="graphic">
      <style:graphic-properties svg:stroke-color="#000000" draw:fill="solid" draw:fill-color="#ffffa6" draw:textarea-horizontal-align="justify" draw:textarea-vertical-align="middle" draw:auto-grow-height="false" fo:min-height="0.18cm" fo:min-width="0.9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ffffa6" draw:textarea-horizontal-align="justify" draw:textarea-vertical-align="middle" draw:auto-grow-height="false" fo:min-height="1.362cm" fo:min-width="4.1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fill="solid" draw:fill-color="#d4ea6b" draw:textarea-horizontal-align="justify" draw:textarea-vertical-align="middle" draw:auto-grow-height="false" fo:min-height="0.18cm" fo:min-width="0.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solid" draw:fill-color="#d4ea6b" draw:textarea-horizontal-align="justify" draw:textarea-vertical-align="middle" draw:auto-grow-height="false" fo:min-height="1.362cm" fo:min-width="4.1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Exercice </text:span>: <text:span text:style-name="T9">Interdépendance des fonctions</text:span></text:p>
      <text:p text:style-name="P12">Voilà à quoi peut ressembler une représentation graphique de la dépendance des fonctions (en ajoutant les importations de modules extérieurs <text:span text:style-name="T8">time</text:span><text:span text:style-name="T10"> et </text:span><text:span text:style-name="T8">pyplot</text:span>)</text:p>
      <text:p text:style-name="P7"/>
      <text:p text:style-name="P7"><draw:custom-shape text:anchor-type="paragraph" draw:z-index="5" draw:name="Forme2_2" draw:style-name="gr4" draw:text-style-name="P17" svg:width="4.282cm" svg:height="1.507cm" svg:x="-0.196cm" svg:y="0.397cm"><text:p text:style-name="P14"><text:span text:style-name="T11">sans_tete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2_5" draw:style-name="gr4" draw:text-style-name="P17" svg:width="4.282cm" svg:height="1.507cm" svg:x="4.918cm" svg:y="0.397cm"><text:p text:style-name="P14"><text:span text:style-name="T11">maximum_rec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custom-shape text:anchor-type="paragraph" draw:z-index="7" draw:name="Forme1_1" draw:style-name="gr3" draw:text-style-name="P16" svg:width="0.835cm" svg:height="0.359cm" svg:x="4.15cm" svg:y="0.4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0" draw:name="Forme2_1" draw:style-name="gr4" draw:text-style-name="P17" svg:width="4.282cm" svg:height="1.507cm" svg:x="-0.196cm" svg:y="0.007cm"><text:p text:style-name="P14"><text:span text:style-name="T11">maxumim_posi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_3" draw:style-name="gr4" draw:text-style-name="P17" svg:width="4.282cm" svg:height="1.507cm" svg:x="4.918cm" svg:y="0.007cm"><text:p text:style-name="P14"><text:span text:style-name="T11">tri_selec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2_4" draw:style-name="gr4" draw:text-style-name="P17" svg:width="4.282cm" svg:height="1.507cm" svg:x="10.058cm" svg:y="0.007cm"><text:p text:style-name="P14"><text:span text:style-name="T11">extremum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7"><draw:custom-shape text:anchor-type="paragraph" draw:z-index="3" draw:name="Forme1" draw:style-name="gr3" draw:text-style-name="P16" svg:width="0.835cm" svg:height="0.359cm" svg:x="4.15cm" svg:y="0.0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Forme1_0" draw:style-name="gr3" draw:text-style-name="P16" svg:width="0.835cm" svg:height="0.359cm" svg:x="9.297cm" svg:y="0.08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/>
      <text:p text:style-name="P9"><text:span text:style-name="T5"/></text:p>
      <text:p text:style-name="P8"/>
      <text:p text:style-name="P8"/>
      <text:p text:style-name="P8"><draw:custom-shape text:anchor-type="paragraph" draw:z-index="15" draw:name="Forme2_9" draw:style-name="gr2" draw:text-style-name="P15" svg:width="4.282cm" svg:height="1.507cm" svg:x="10.058cm" svg:y="0.134cm"><text:p text:style-name="P14"><text:span text:style-name="T11">ti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p text:style-name="P8"/>
      <text:p text:style-name="P8"><draw:custom-shape text:anchor-type="paragraph" draw:z-index="17" draw:name="Forme1_5" draw:style-name="gr1" draw:text-style-name="P13" svg:width="1.061cm" svg:height="0.359cm" draw:transform="rotate (-1.5707963267949) translate (12.366625cm 0.179916666666667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><draw:custom-shape text:anchor-type="paragraph" draw:z-index="16" draw:name="Forme2_10" draw:style-name="gr2" draw:text-style-name="P15" svg:width="4.282cm" svg:height="1.507cm" svg:x="14.716cm" svg:y="0.222cm"><text:p text:style-name="P14"><text:span text:style-name="T11">pyplo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custom-shape text:anchor-type="paragraph" draw:z-index="8" draw:name="Forme2_0" draw:style-name="gr4" draw:text-style-name="P17" svg:width="4.282cm" svg:height="1.507cm" svg:x="-0.196cm" svg:y="0.245cm"><text:p text:style-name="P14"><text:span text:style-name="T11">maxumim_posi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2_6" draw:style-name="gr4" draw:text-style-name="P17" svg:width="4.282cm" svg:height="1.507cm" svg:x="4.918cm" svg:y="0.245cm"><text:p text:style-name="P14"><text:span text:style-name="T11">tri_selection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2_7" draw:style-name="gr4" draw:text-style-name="P17" svg:width="4.282cm" svg:height="1.507cm" svg:x="10.058cm" svg:y="0.245cm"><text:p text:style-name="P14"><text:span text:style-name="T11">compare_les_tris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e1_2" draw:style-name="gr3" draw:text-style-name="P16" svg:width="0.835cm" svg:height="0.359cm" svg:x="4.15cm" svg:y="0.8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Forme1_3" draw:style-name="gr3" draw:text-style-name="P16" svg:width="0.835cm" svg:height="0.359cm" svg:x="9.297cm" svg:y="0.8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Forme2_8" draw:style-name="gr4" draw:text-style-name="P17" svg:width="4.282cm" svg:height="1.507cm" svg:x="14.718cm" svg:y="2.307cm"><text:p text:style-name="P14"><text:span text:style-name="T11">compare_les_tris</text:span><text:span text:style-name="T11"><text:line-break/></text:span><text:span text:style-name="T12">_et_trace</text:span><text:span text:style-name="T11">(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e1_4" draw:style-name="gr3" draw:text-style-name="P16" svg:width="0.835cm" svg:height="0.359cm" draw:transform="rotate (-0.640361302556719) translate (14.3721666666667cm 1.6121944444444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Forme1_6" draw:style-name="gr1" draw:text-style-name="P13" svg:width="1.061cm" svg:height="0.359cm" draw:transform="rotate (-1.5707963267949) translate (17.0162361111111cm 1.2470694444444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_7e_LT_7e_Untertitel" style:display-name="TITLE~LT~Untertitel" style:family="paragraph" style:default-outline-level="">
      <style:paragraph-properties fo:margin-top="0cm" fo:margin-bottom="0cm" loext:contextual-spacing="false" fo:text-align="center" style:justify-single-word="false" fo:orphans="2" fo:widows="2" fo:hyphenation-ladder-count="no-limit" style:writing-mode="lr-tb"/>
      <style:text-properties fo:color="#000000" style:font-name="FreeSans" fo:font-family="FreeSans" style:font-family-generic="roman" style:font-pitch="variable" fo:font-size="32pt" style:font-name-asian="DejaVu Sans" style:font-family-asian="'DejaVu Sans'" style:font-family-generic-asian="system" style:font-pitch-asian="variable" style:font-size-asian="32pt" style:font-name-complex="Liberation Sans1" style:font-family-complex="'Liberation Sans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6.401cm" fo:margin-left="0.192cm" fo:margin-top="0cm" fo:margin-bottom="0cm" table:align="left" style:writing-mode="lr-tb"/>
    </style:style>
    <style:style style:name="Tableau1.A" style:family="table-column">
      <style:table-column-properties style:column-width="2.478cm"/>
    </style:style>
    <style:style style:name="Tableau1.B" style:family="table-column">
      <style:table-column-properties style:column-width="2.33cm"/>
    </style:style>
    <style:style style:name="Tableau1.C" style:family="table-column">
      <style:table-column-properties style:column-width="8.507cm"/>
    </style:style>
    <style:style style:name="Tableau1.D" style:family="table-column">
      <style:table-column-properties style:column-width="3.08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text-align="center" style:justify-single-word="false"/>
      <style:text-properties style:font-name="Ubuntu" fo:font-size="24pt" officeooo:paragraph-rsid="000294e6" style:font-size-asian="24pt" style:font-name-complex="Arial" style:font-size-complex="24pt"/>
    </style:style>
    <style:style style:name="MP2" style:family="paragraph" style:parent-style-name="TITLE_7e_LT_7e_Untertitel">
      <style:paragraph-properties fo:text-align="start" style:justify-single-word="false">
        <style:tab-stops>
          <style:tab-stop style:position="2.625cm"/>
          <style:tab-stop style:position="10.862cm" style:type="right"/>
        </style:tab-stops>
      </style:paragraph-properties>
      <style:text-properties officeooo:paragraph-rsid="000294e6"/>
    </style:style>
    <style:style style:name="MP3" style:family="paragraph" style:parent-style-name="Header">
      <style:paragraph-properties fo:text-align="center" style:justify-single-word="false"/>
      <style:text-properties fo:color="#000000" style:font-name="Ubuntu" fo:font-size="14pt" officeooo:rsid="000294e6" officeooo:paragraph-rsid="000294e6" style:font-size-asian="14pt" style:font-name-complex="Arial" style:font-size-complex="14pt"/>
    </style:style>
    <style:style style:name="MP4" style:family="paragraph" style:parent-style-name="Header">
      <style:text-properties fo:color="#000000" style:font-name="Ubuntu" fo:font-size="14pt" officeooo:rsid="00149f12" officeooo:paragraph-rsid="000294e6" style:font-size-asian="14pt" style:font-name-complex="Arial" style:font-size-complex="14pt"/>
    </style:style>
    <style:style style:name="MP5" style:family="paragraph" style:parent-style-name="Header">
      <style:paragraph-properties fo:text-align="end" style:justify-single-word="false"/>
      <style:text-properties style:font-name="Ubuntu" fo:font-size="14pt" officeooo:paragraph-rsid="000294e6" style:font-size-asian="14pt" style:font-name-complex="Arial" style:font-size-complex="14pt"/>
    </style:style>
    <style:style style:name="MP6" style:family="paragraph" style:parent-style-name="Standard">
      <style:text-properties officeooo:paragraph-rsid="000294e6"/>
    </style:style>
    <style:style style:name="MT1" style:family="text">
      <style:text-properties officeooo:rsid="000294e6"/>
    </style:style>
    <style:style style:name="MT2" style:family="text">
      <style:text-properties style:font-name="Ubuntu" fo:font-size="18pt" style:font-name-asian="Arial" style:font-size-asian="18pt" style:font-name-complex="Arial" style:font-size-complex="18pt"/>
    </style:style>
    <style:style style:name="MT3" style:family="text">
      <style:text-properties fo:color="#000000" style:font-name="Ubuntu" fo:font-size="18pt" officeooo:rsid="000294e6" style:font-name-asian="Arial" style:font-size-asian="18pt" style:font-name-complex="Arial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au1.1">
            <table:table-cell table:style-name="Tableau1.A1" office:value-type="string">
              <text:p text:style-name="MP1">NSIT</text:p>
            </table:table-cell>
            <table:table-cell table:style-name="Tableau1.A1" office:value-type="string">
              <text:p text:style-name="MP1">e0<text:span text:style-name="MT1">7a</text:span></text:p>
            </table:table-cell>
            <table:table-cell table:style-name="Tableau1.A1" table:number-columns-spanned="2" office:value-type="string">
              <text:p text:style-name="MP2"><text:span text:style-name="MT2"><text:tab/><text:tab/></text:span><text:span text:style-name="MT3">Révisions</text:span></text:p>
            </table:table-cell>
            <table:covered-table-cell/>
          </table:table-row>
          <table:table-row table:style-name="Tableau1.1">
            <table:table-cell table:style-name="Tableau1.A1" table:number-columns-spanned="4" office:value-type="string">
              <text:p text:style-name="MP3">Kata 1</text:p>
            </table:table-cell>
            <table:covered-table-cell/>
            <table:covered-table-cell/>
            <table:covered-table-cell/>
          </table:table-row>
          <table:table-row table:style-name="Tableau1.1">
            <table:table-cell table:style-name="Tableau1.A1" table:number-columns-spanned="3" office:value-type="string">
              <text:p text:style-name="MP4">Tests unitaires, spécifications, listes, récursivité</text:p>
            </table:table-cell>
            <table:covered-table-cell/>
            <table:covered-table-cell/>
            <table:table-cell table:style-name="Tableau1.A1" office:value-type="string">
              <text:p text:style-name="MP5">1/1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1:35:57.884984757</meta:creation-date>
    <dc:date>2020-10-17T16:42:47.446539197</dc:date>
    <meta:editing-duration>PT5H41M11S</meta:editing-duration>
    <meta:editing-cycles>18</meta:editing-cycles>
    <meta:generator>LibreOffice/6.4.6.2$Linux_X86_64 LibreOffice_project/40$Build-2</meta:generator>
    <meta:document-statistic meta:table-count="1" meta:image-count="0" meta:object-count="0" meta:page-count="1" meta:paragraph-count="8" meta:word-count="39" meta:character-count="276" meta:non-whitespace-character-count="243"/>
  </office:meta>
</office:document-meta>
</file>